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1f4ab8b" officeooo:paragraph-rsid="01f4ab8b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rsid="01f55da3" officeooo:paragraph-rsid="01f55da3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rsid="01f55da3" officeooo:paragraph-rsid="01f5f71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paragraph-rsid="01f4ab8b"/>
    </style:style>
    <style:style style:name="T1" style:family="text">
      <style:text-properties officeooo:rsid="01f5f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mp</text:h>
      <text:p text:style-name="P4"/>
      <text:p text:style-name="P2">Mary reaches a good spot and then looks toward a demon pack a decent distance away from her.</text:p>
      <text:p text:style-name="P2">She saw these monsters during her approach and only stopped where she is now to rest for a moment and plan.</text:p>
      <text:p text:style-name="P3">The distance between the demons and she is fairly large, so they don’t react to her presence and are idle. They play around <text:span text:style-name="T1">by poking the back of their ‘buddies’ unaware</text:span>, scratch their butts <text:span text:style-name="T1">deep within their buttcracks</text:span> and even blatantly have sex. They are as primal as bonobos, <text:span text:style-name="T1">yet far more disgusting and evil. Anybody who watches them would likely only feel only fear and revulsio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402in" fo:margin-bottom="0.0402in" style:contextual-spacing="false" fo:line-height="115%" fo:orphans="0" fo:text-indent="0.2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1T00:22:50.329000000</dc:date>
    <meta:editing-duration>P2DT21H30M4S</meta:editing-duration>
    <meta:editing-cycles>30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4" meta:word-count="107" meta:character-count="589" meta:non-whitespace-character-count="486"/>
  </office:meta>
</office:document-meta>
</file>